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bbf" officeooo:paragraph-rsid="001e1bbf"/>
    </style:style>
    <style:style style:name="P2" style:family="paragraph" style:parent-style-name="Standard">
      <style:text-properties officeooo:rsid="001f0bf5" officeooo:paragraph-rsid="001f0bf5"/>
    </style:style>
    <style:style style:name="P3" style:family="paragraph" style:parent-style-name="Heading_20_3">
      <style:text-properties officeooo:rsid="0020ceb2" officeooo:paragraph-rsid="0020ceb2"/>
    </style:style>
    <style:style style:name="P4" style:family="paragraph" style:parent-style-name="Text_20_body">
      <style:text-properties officeooo:rsid="001cae51" officeooo:paragraph-rsid="001cae51"/>
    </style:style>
    <style:style style:name="P5" style:family="paragraph" style:parent-style-name="Text_20_body">
      <style:text-properties officeooo:rsid="001e1bbf" officeooo:paragraph-rsid="001e1bbf"/>
    </style:style>
    <style:style style:name="P6" style:family="paragraph" style:parent-style-name="Text_20_body">
      <style:text-properties officeooo:rsid="0020ceb2" officeooo:paragraph-rsid="0020ceb2"/>
    </style:style>
    <style:style style:name="P7" style:family="paragraph" style:parent-style-name="Heading_20_1">
      <style:text-properties officeooo:rsid="001c0575" officeooo:paragraph-rsid="001c0575"/>
    </style:style>
    <style:style style:name="P8" style:family="paragraph" style:parent-style-name="Heading_20_2">
      <style:text-properties officeooo:rsid="001c0575" officeooo:paragraph-rsid="001c0575"/>
    </style:style>
    <style:style style:name="P9" style:family="paragraph" style:parent-style-name="Heading_20_2">
      <style:text-properties officeooo:rsid="001cae51" officeooo:paragraph-rsid="001cae51"/>
    </style:style>
    <style:style style:name="T1" style:family="text">
      <style:text-properties officeooo:rsid="001f0bf5"/>
    </style:style>
    <style:style style:name="T2" style:family="text">
      <style:text-properties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Instrucciones instalación y ejecución de la aplicación:</text:h>
      <text:h text:style-name="P8" text:outline-level="2">Compilación del proyecto y creación del jar:</text:h>
      <text:p text:style-name="P4">En la raiz del proyecto dentro de spring, run as maven build. </text:p>
      <text:p text:style-name="P4">En goals poner package. </text:p>
      <text:p text:style-name="P4">Aply and run.</text:p>
      <text:p text:style-name="P4">En la consola se indica donde se ha generado el .jar que suele ser en la carpeta donde esta el proyecto en: /ourProject/target/ourProject-0.0.1-SNAPSHOT.jar</text:p>
      <text:p text:style-name="P4">Una vez realizado esto ya tendremos el jar.</text:p>
      <text:p text:style-name="P4"/>
      <text:h text:style-name="P9" text:outline-level="2">Al iniciar la maquina virtual:</text:h>
      <text:h text:style-name="P3" text:outline-level="3">Instalación MV Java</text:h>
      <text:p text:style-name="P4">Instalaremos java <text:span text:style-name="T1">ejecutando en la terminal</text:span>:</text:p>
      <text:p text:style-name="P5">sudo apt install default-jre</text:p>
      <text:p text:style-name="P5"><text:span text:style-name="T1">S</text:span>i al ejecutar este comando <text:span text:style-name="T1">da el siguiente error:</text:span></text:p>
      <text:p text:style-name="P1">E: No se pudo bloquear /var/lib/dpkg/lock-frontend - open (11: Recurso no disponible temporalmente)</text:p>
      <text:p text:style-name="Standard">E: Unable to acquire the dpkg frontend lock (/var/lib/dpkg/lock-frontend), is another process using it?</text:p>
      <text:p text:style-name="Standard"/>
      <text:p text:style-name="P2">Se deberá ejecutar el siguiente comando:</text:p>
      <text:p text:style-name="P2"><text:span text:style-name="T2">sudo fuser -vki  /var/lib/dpkg/lock</text:span></text:p>
      <text:p text:style-name="P2"><text:span text:style-name="T2"/></text:p>
      <text:p text:style-name="P2"><text:span text:style-name="T2">Y posterioemente volver a intentar la instalación</text:span></text:p>
      <text:p text:style-name="P5"/>
      <text:h text:style-name="P3" text:outline-level="3">Instalación MySQL</text:h>
      <text:p text:style-name="P6">Actualizaremos los repositorios con :<text:line-break/></text:p>
      <text:p text:style-name="P6">sudo apt update</text:p>
      <text:p text:style-name="P6">instalaremos MySQL con:</text:p>
      <text:p text:style-name="P6">sudo apt install mysql-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23:57.732642913</meta:creation-date>
    <dc:date>2020-03-13T13:53:58.374439323</dc:date>
    <meta:editing-duration>PT3H56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52" meta:character-count="1016" meta:non-whitespace-character-count="882"/>
  </office:meta>
</office:document-meta>
</file>